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ff8e" officeooo:paragraph-rsid="001eff8e"/>
    </style:style>
    <style:style style:name="P2" style:family="paragraph" style:parent-style-name="Text_20_body">
      <style:paragraph-properties fo:text-align="center" style:justify-single-word="false"/>
      <style:text-properties officeooo:rsid="001eff8e" officeooo:paragraph-rsid="001eff8e"/>
    </style:style>
    <style:style style:name="P3" style:family="paragraph" style:parent-style-name="Text_20_body">
      <style:text-properties fo:font-size="16pt" officeooo:rsid="001eff8e" officeooo:paragraph-rsid="001eff8e" style:font-size-asian="16pt" style:font-size-complex="16pt"/>
    </style:style>
    <style:style style:name="P4" style:family="paragraph" style:parent-style-name="Text_20_body">
      <style:paragraph-properties fo:text-align="center" style:justify-single-word="false"/>
      <style:text-properties style:font-name="Liberation Sans" fo:font-size="12pt" officeooo:rsid="001eff8e" officeooo:paragraph-rsid="001eff8e" style:font-size-asian="10.5pt" style:font-size-complex="12pt"/>
    </style:style>
    <style:style style:name="P5" style:family="paragraph" style:parent-style-name="Text_20_body">
      <style:text-properties officeooo:rsid="002085a1" officeooo:paragraph-rsid="002085a1"/>
    </style:style>
    <style:style style:name="P6" style:family="paragraph" style:parent-style-name="Title">
      <style:text-properties officeooo:rsid="001eff8e" officeooo:paragraph-rsid="001eff8e"/>
    </style:style>
    <style:style style:name="P7" style:family="paragraph" style:parent-style-name="Subtitle">
      <style:text-properties fo:font-size="16pt" officeooo:rsid="001eff8e" officeooo:paragraph-rsid="001eff8e" style:font-size-asian="16pt" style:font-size-complex="16pt"/>
    </style:style>
    <style:style style:name="P8" style:family="paragraph" style:parent-style-name="Heading_20_2">
      <style:paragraph-properties fo:break-before="page"/>
      <style:text-properties officeooo:rsid="001eff8e" officeooo:paragraph-rsid="001eff8e"/>
    </style:style>
    <style:style style:name="P9" style:family="paragraph" style:parent-style-name="Heading_20_2">
      <style:text-properties officeooo:rsid="002085a1" officeooo:paragraph-rsid="002085a1"/>
    </style:style>
    <style:style style:name="T1" style:family="text">
      <style:text-properties officeooo:rsid="002068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imeMiner</text:p>
      <text:p text:style-name="P7">Mohammad Ahmadzadeh</text:p>
      <text:p text:style-name="P7">Alok Hota</text:p>
      <text:p text:style-name="P7">Tyler Plunkett</text:p>
      <text:p text:style-name="P3"/>
      <text:p text:style-name="P4">CS 494/594 – Fundamentals of Digital Archeology</text:p>
      <text:p text:style-name="P2"/>
      <text:h text:style-name="P8" text:outline-level="2">Original Idea</text:h>
      <text:p text:style-name="P1">TimeMiner was originally conceived as a <text:span text:style-name="T1">project that would analyze various aspects of Wikipedia articles and generate a timeline of notable events. Events would be defined by clusters of articles which were determined to be related in the event. We wanted to also generate an interactive visualization of the clusters in the timeline to show how they would change and evolve over time. Aspects of interest for articles were edits, views, locations, time, and content.</text:span></text:p>
      <text:p text:style-name="P5">This was a very broadly defined project and was too large to take on during the month's time in which we had to complete it. We had to narrow the scope of the project in multiple ways.</text:p>
      <text:h text:style-name="P9" text:outline-level="2">New Idea</text:h>
      <text:p text:style-name="P5">The first method of reducing scope was to ignore edits. We found that in order to analyze the edits for articles, we would have needed to download a Wikipedia snapshot that included history. This would have been a massive download and would have also been unreasonable to parse given our time and resources. Additionally we found that edit information was quite inconsistent, and would have been a difficult source of useful information. </text:p>
      <text:p text:style-name="P5">W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ok </meta:initial-creator>
    <meta:creation-date>2014-12-03T21:59:13.094122043</meta:creation-date>
    <dc:date>2014-12-03T22:41:01.707756216</dc:date>
    <dc:creator>alok </dc:creator>
    <meta:editing-duration>PT11M27S</meta:editing-duration>
    <meta:editing-cycles>1</meta:editing-cycles>
    <meta:document-statistic meta:table-count="0" meta:image-count="0" meta:object-count="0" meta:page-count="2" meta:paragraph-count="11" meta:word-count="202" meta:character-count="1211" meta:non-whitespace-character-count="1017"/>
    <meta:generator>LibreOffice/4.2.7.2$Linux_X86_64 LibreOffice_project/420m0$Build-2</meta:generator>
  </office:meta>
</office:document-meta>
</file>